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ans-serif"/>
  </office:font-face-decls>
  <office:automatic-styles>
    <style:style style:name="P1" style:family="paragraph" style:parent-style-name="Text_20_body">
      <style:paragraph-properties fo:margin-left="0cm" fo:margin-right="0cm" fo:margin-top="0cm" fo:margin-bottom="0.397cm" style:contextual-spacing="false" fo:text-align="justify" style:justify-single-word="false" fo:orphans="2" fo:widows="2" fo:text-indent="0cm" style:auto-text-indent="false" fo:padding="0cm" fo:border="none"/>
      <style:text-properties fo:font-variant="normal" fo:text-transform="none" fo:color="#000000" loext:opacity="100%" style:font-name="Open Sans" fo:font-size="10.5pt" fo:letter-spacing="normal" fo:font-style="normal" fo:font-weight="normal"/>
    </style:style>
    <style:style style:name="T1" style:family="text">
      <style:text-properties officeooo:rsid="001370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Duis eget hendrerit nisi, vitae mattis nunc. Nunc varius, odio non congue aliquet, neque erat aliquet felis, sollicitudin cursus nunc quam at felis. Cras eu tellus diam. Donec dignissim quam id elit malesuada, id elementum enim viverra. Etiam at purus ac risus tempus interdum vitae in massa. Nulla a porttitor orci. Suspendisse vitae commodo neque, sit amet posuere turpis. Curabitur ac lacinia dui. Nam vel libero id lectus pretium lacinia condimentum nec purus. Mauris eget lacus vel enim ullamcorper porttitor. Cras sodales ornare orci, a fermentum ex tristique efficitur.</text:p>
      <text:p text:style-name="P1">Aenean ut egestas urna. Nunc ac tellus consectetur, ullamcorper mauris ut, condimentum sem. Phasellus consequat ex eget nulla mollis consectetur. Quisque diam sem, auctor et mollis tincidunt, mattis eget nisl. Vivamus quis auctor ex, non consequat orci. Donec vitae nulla interdum, ullamcorper lectus congue, interdum libero. Nulla facilisi.</text:p>
      <text:p text:style-name="P1">Nullam eu quam luctus, tincidunt justo id, commodo libero. Cras auctor risus ut vehicula interdum. Proin neque nunc, lacinia non tellus et, pellentesque bibendum ligula. Phasellus a lacus leo. Sed convallis, ante nec consectetur condimentum, quam sem bibendum turpis, in euismod ex nibh in magna. Vestibulum pulvinar ligula ac erat vehicula, et tempus orci semper. Pellentesque ligula nisi, cursus gravida commodo sed, tincidunt ac nulla. Aenean rutrum nibh ante, iaculis tristique erat semper ac. Nam tristique in tortor id ultricies. Duis molestie tincidunt est, eget porta sapien hendrerit ut. Interdum et malesuada fames ac ante ipsum primis in faucibus. Curabitur sit amet purus vel libero commodo pellentesque. Nullam varius sagittis aliquam. Proin laoreet rhoncus diam et accumsan.</text:p>
      <text:p text:style-name="P1">Donec porttitor sed sapien id elementum. Ut varius nunc non ullamcorper mattis. Sed auctor ante metus, sed efficitur ligula molestie quis. Aenean facilisis mollis metus non scelerisque. Donec a ipsum vel diam varius ullamcorper. In eget lorem eleifend mi fermentum pulvinar. Sed tincidunt facilisis rutrum. Aenean convallis arcu id tincidunt tempus. Fusce at condimentum sem, ac eleifend quam. Mauris finibus aliquet posuere. Aliquam blandit quam condimentum tellus auctor, a tristique purus<text:span text:style-name="T1">ss</text:span> venenatis. Ut at molestie purus. Proin ut dui et dolor ullamcorper maximus. Vestibulum pharetra, enim et vestibulum porta, purus lorem rhoncus erat, non consectetur nunc lectus sed enim. Integer vel odio tristique ipsum sagittis molestie vel tempus augue. Etiam neque sem, molestie eu convallis vitae, posuere sit amet arcu.</text:p>
      <text:p text:style-name="P1">Nullam id odio ac purus sodales finibus in eget diam. Suspendisse molestie risus non mi pellentesque, vel suscipit felis dictum. Sed id justo dolor. Donec sit amet dictum felis. Sed egestas odio a congue venenatis. Maecenas vitae eleifend metus. Pellentesque efficitur cursus consectetur. Aenean feugiat nec diam sed tempor. Nunc feugiat neque ut neque egestas, a placerat mi ullamcorper. Nulla vel fermentum justo.</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31T10:14:45.934865000</meta:creation-date>
    <dc:date>2026-03-31T10:16:17.341997400</dc:date>
    <meta:editing-duration>PT1M32S</meta:editing-duration>
    <meta:editing-cycles>2</meta:editing-cycles>
    <meta:generator>LibreOffice/26.2.1.2$Windows_X86_64 LibreOffice_project/620$Build-2</meta:generator>
    <meta:document-statistic meta:table-count="0" meta:image-count="0" meta:object-count="0" meta:page-count="1" meta:paragraph-count="5" meta:word-count="445" meta:character-count="2995" meta:non-whitespace-character-count="2555"/>
  </office:meta>
</office:document-meta>
</file>